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T1" style:family="text">
      <style:text-properties officeooo:rsid="001cbcc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tracked-changes text:track-changes="false">
        <text:changed-region xml:id="ct94011490635360" text:id="ct94011490635360">
          <text:deletion>
            <office:change-info>
              <dc:creator>Unknown Author</dc:creator>
              <dc:date>2026-01-22T15:22:20</dc:date>
            </office:change-info>
            <text:p text:style-name="P1">quam elementum pulvinar etiam non quam lacus suspendisse. Lacinia quis vel eros donec ac odio tempor orci.</text:p>
          </text:deletion>
        </text:changed-region>
      </text:tracked-changes>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text:change text:change-id="ct94011490635360"/></text:p>
            </text:section>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6-01-22T15:22:36.850788924</dc:date>
    <meta:editing-duration>PT14M32S</meta:editing-duration>
    <meta:editing-cycles>25</meta:editing-cycles>
    <meta:document-statistic meta:table-count="1" meta:image-count="0" meta:object-count="0" meta:page-count="1" meta:paragraph-count="1" meta:word-count="115" meta:character-count="743" meta:non-whitespace-character-count="628"/>
    <meta:user-defined meta:name="Duration" meta:value-type="time">P0D</meta:user-defined>
  </office:meta>
</office:document-meta>
</file>